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209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2791in" fo:break-before="auto" style:use-optimal-row-height="false"/>
    </style:style>
    <style:style style:name="ro8" style:family="table-row">
      <style:table-row-properties style:row-height="0.3728in" fo:break-before="auto" style:use-optimal-row-height="false"/>
    </style:style>
    <style:style style:name="ro9" style:family="table-row">
      <style:table-row-properties style:row-height="0.3311in" fo:break-before="auto" style:use-optimal-row-height="false"/>
    </style:style>
    <style:style style:name="ro10" style:family="table-row">
      <style:table-row-properties style:row-height="0.2591in" fo:break-before="auto" style:use-optimal-row-height="false"/>
    </style:style>
    <style:style style:name="ro11" style:family="table-row">
      <style:table-row-properties style:row-height="0.3835in" fo:break-before="auto" style:use-optimal-row-height="false"/>
    </style:style>
    <style:style style:name="ro12" style:family="table-row">
      <style:table-row-properties style:row-height="0.4555in" fo:break-before="auto" style:use-optimal-row-height="false"/>
    </style:style>
    <style:style style:name="ro13" style:family="table-row">
      <style:table-row-properties style:row-height="0.4244in" fo:break-before="auto" style:use-optimal-row-height="false"/>
    </style:style>
    <style:style style:name="ro14" style:family="table-row">
      <style:table-row-properties style:row-height="0.3209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626in" fo:break-before="auto" style:use-optimal-row-height="true"/>
    </style:style>
    <style:style style:name="ro18" style:family="table-row">
      <style:table-row-properties style:row-height="0.3063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ffff"/>
      <style:text-properties style:font-name="XB Tabriz" fo:font-size="14pt" style:font-size-asian="14pt" style:font-name-complex="XB Tabriz" style:font-size-complex="14pt"/>
    </style:style>
    <style:style style:name="ce6" style:family="table-cell" style:parent-style-name="Default">
      <style:paragraph-properties style:writing-mode="rl-tb"/>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 style:family="table-cell" style:parent-style-name="Default">
      <style:table-cell-properties fo:background-color="#00cc00"/>
      <style:text-properties style:font-name="XB Tabriz" fo:font-size="14pt" style:font-size-asian="14pt" style:font-name-complex="XB Tabriz" style:font-size-complex="14pt"/>
    </style:style>
    <style:style style:name="ce9" style:family="table-cell" style:parent-style-name="Default">
      <style:table-cell-properties fo:background-color="#cc0066"/>
      <style:text-properties style:font-name="XB Tabriz" fo:font-size="14pt" style:font-size-asian="14pt" style:font-name-complex="XB Tabriz" style:font-size-complex="14pt"/>
    </style:style>
    <style:style style:name="ce10" style:family="table-cell" style:parent-style-name="Default">
      <style:table-cell-properties fo:background-color="#ff00ff"/>
      <style:text-properties style:font-name="XB Tabriz" fo:font-size="14pt" style:font-size-asian="14pt" style:font-name-complex="XB Tabriz" style:font-size-complex="14pt"/>
    </style:style>
    <style:style style:name="ce11"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 style:family="table-cell" style:parent-style-name="Default">
      <style:text-properties style:font-name="XB Tabriz" fo:font-size="14pt" style:font-name-asian="DejaVu Sans" style:font-size-asian="14pt" style:font-name-complex="XB Tabriz" style:font-size-complex="14pt"/>
    </style:style>
    <style:style style:name="ce1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6"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7" style:family="table-cell" style:parent-style-name="Default">
      <style:text-properties fo:font-size="12pt" style:font-size-asian="12pt" style:font-name-complex="XB Tabriz" style:font-size-complex="12pt"/>
    </style:style>
    <style:style style:name="ce18"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9" style:family="table-cell" style:parent-style-name="Default">
      <style:text-properties style:font-name="Arial" fo:font-size="12pt" style:font-size-asian="12pt" style:font-name-complex="XB Tabriz" style:font-size-complex="12pt"/>
    </style:style>
    <style:style style:name="ce20"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text:p>
          </table:table-cell>
          <table:table-cell office:value-type="string" calcext:value-type="string">
            <text:p>مطلق</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بدلتا</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وگارتھم، الٹ لوگارتھمی ایمپلیفائر</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2" svg:width="1.1343in" svg:height="0.3902in" svg:x="6.2028in" svg:y="49.315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2">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5"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ھ، بندھا، شریک گرفتی بندھ</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سکت</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1.1343in" svg:height="0.8567in" svg:x="6.2028in" svg:y="150.3803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7">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62"/>
          <table:table-cell table:style-name="Default" table:number-columns-repeated="960"/>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8">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8">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9">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9">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9">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0">
          <table:table-cell office:value-type="string" calcext:value-type="string">
            <text:p>crystal</text:p>
          </table:table-cell>
          <table:table-cell office:value-type="string" calcext:value-type="string">
            <text:p>قلم</text:p>
          </table:table-cell>
          <table:table-cell table:number-columns-repeated="1022"/>
        </table:table-row>
        <table:table-row table:style-name="ro1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2" svg:width="1.1413in" svg:height="0.3902in" svg:x="11.1276in" svg:y="59.7362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مقطع قالب</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 Albert Einstein</text:p>
          </table:table-cell>
          <table:table-cell office:value-type="string" calcext:value-type="string">
            <text:p>البرت آئن ژ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3">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3">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3">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0">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4">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8">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text:p>
          </table:table-cell>
          <table:table-cell office:value-type="string" calcext:value-type="string">
            <text:p>لوگارتھم</text:p>
          </table:table-cell>
          <table:table-cell table:number-columns-repeated="1022"/>
        </table:table-row>
        <table:table-row table:style-name="ro1">
          <table:table-cell office:value-type="string" calcext:value-type="string">
            <text:p>Log-log, semi-log axis</text:p>
          </table:table-cell>
          <table:table-cell office:value-type="string" calcext:value-type="string">
            <text:p>لوگارتھمی لوگارتھمی، نیم لوگارتھمی محور</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8"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9"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0"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اعدادی شگاف</text:p>
          </table:table-cell>
          <table:table-cell table:number-columns-repeated="1022"/>
        </table:table-row>
        <table:table-row table:style-name="ro1">
          <table:table-cell office:value-type="string" calcext:value-type="string">
            <text:p>numerical</text:p>
          </table:table-cell>
          <table:table-cell office:value-type="string" calcext:value-type="string">
            <text:p>اعدادی</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اعدا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office:value-type="string" calcext:value-type="string">
            <text:p>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1"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2"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5">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5">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زاویائی ہٹاو</text:p>
          </table:table-cell>
          <table:table-cell table:number-columns-repeated="1021"/>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ناطق تفاعل، غیر ناطق تفاعل</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tion</text:p>
          </table:table-cell>
          <table:table-cell office:value-type="string" calcext:value-type="string">
            <text:p>تخفیف</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text:p>
          </table:table-cell>
          <table:table-cell office:value-type="string" calcext:value-type="string">
            <text:p>نادر حل</text:p>
          </table:table-cell>
          <table:table-cell table:number-columns-repeated="1022"/>
        </table:table-row>
        <table:table-row table:style-name="ro1">
          <table:table-cell office:value-type="string" calcext:value-type="string">
            <text:p>Singularity function(that has no derivative at a certain point. Eg step, impulse, black hole)</text:p>
          </table:table-cell>
          <table:table-cell office:value-type="string" calcext:value-type="string">
            <text:p>نادر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erposition theorem</text:p>
          </table:table-cell>
          <table:table-cell office:value-type="string" calcext:value-type="string">
            <text:p>مسئلہ خطی میل</text:p>
          </table:table-cell>
          <table:table-cell table:number-columns-repeated="1022"/>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مطلق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گردشہ،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office:value-type="string" calcext:value-type="string">
            <text:p>تبدیل محل</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14"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9">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361">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5"/>
        <table:table-column table:style-name="co6" table:default-cell-style-name="ce16"/>
        <table:table-column table:style-name="co7" table:default-cell-style-name="ce17"/>
        <table:table-column table:style-name="co4" table:default-cell-style-name="ce18"/>
        <table:table-column table:style-name="co8" table:default-cell-style-name="ce19"/>
        <table:table-column table:style-name="co4" table:number-columns-repeated="6" table:default-cell-style-name="ce20"/>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0012in" table:end-y="0.2012in" draw:z-index="1" draw:style-name="gr3" draw:text-style-name="P3" svg:width="0.1776in" svg:height="0.2004in" svg:x="0.7157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232in" table:end-y="0.2098in" draw:z-index="3" draw:style-name="gr3" draw:text-style-name="P3" svg:width="0.5134in" svg:height="0.2094in" svg:x="0.702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1118in" draw:z-index="4" draw:style-name="gr3" draw:text-style-name="P3" svg:width="0.552in" svg:height="0.2091in" svg:x="0.3067in" svg:y="0.2091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3575in" table:end-y="0.0728in" draw:z-index="5" draw:style-name="gr3" draw:text-style-name="P3" svg:width="0.5484in" svg:height="0.2091in" svg:x="0.7012in" svg:y="0.1701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16">
            <draw:frame table:end-cell-address="symbols.D13" table:end-x="0.7685in" table:end-y="0.2083in" draw:z-index="7" draw:style-name="gr3" draw:text-style-name="P3" svg:width="0.1776in" svg:height="0.2087in" svg:x="0.5909in" svg:y="0.3059in">
              <draw:object xlink:href="./Object 8" xlink:type="simple" xlink:show="embed" xlink:actuate="onLoad">
                <loext:p/>
              </draw:object>
              <draw:image xlink:href="./ObjectReplacements/Object 8" xlink:type="simple" xlink:show="embed" xlink:actuate="onLoad"/>
            </draw:frame>
            <draw:frame table:end-cell-address="symbols.D13" table:end-x="0.7902in" table:end-y="0.2083in" draw:z-index="9" draw:style-name="gr3" draw:text-style-name="P3" svg:width="0.1992in" svg:height="0.2087in" svg:x="0.5909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87in" draw:z-index="8" draw:style-name="gr3" draw:text-style-name="P3" svg:width="0.1992in" svg:height="0.2091in" svg:x="0.2535in" svg:y="0.3059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16"/>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2094in" draw:z-index="10" draw:style-name="gr3" draw:text-style-name="P3" svg:width="0.1772in" svg:height="0.2094in" svg:x="0.2957in" svg:y="0.3063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3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29">00/00/0000</text:date>, <text:time style:data-style-name="N2" text:time-value="11:14:08.13384547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3-03-29T11:14:24.869858243</dc:date>
    <meta:editing-duration>P17DT15H17M44S</meta:editing-duration>
    <meta:editing-cycles>1115</meta:editing-cycles>
    <meta:generator>LibreOffice/6.4.7.2$Linux_X86_64 LibreOffice_project/40$Build-2</meta:generator>
    <meta:document-statistic meta:table-count="2" meta:cell-count="255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